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Ubuntu Mono"/>
    </style:style>
    <style:style style:name="P5" style:family="paragraph">
      <loext:graphic-properties draw:fill="none" draw:fill-color="#ffffff"/>
      <style:text-properties style:font-name="Ubuntu Mono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206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draw:layer="layout" svg:width="1.524cm" svg:height="1.397cm" svg:x="17.47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05cm" svg:y="3.646cm">
          <draw:text-box>
            <text:p>W<text:span text:style-name="T1">1</text:span></text:p>
          </draw:text-box>
        </draw:frame>
        <draw:frame draw:style-name="gr8" draw:text-style-name="P5" draw:layer="layout" svg:width="6.255cm" svg:height="3.406cm" svg:x="0.206cm" svg:y="2.524cm">
          <draw:text-box>
            <text:p text:style-name="P4"><text:span text:style-name="T2">.&gt; </text:span><text:span text:style-name="T2">foo </text:span><text:span text:style-name="T2">= …</text:span></text:p>
            <text:p text:style-name="P4"><text:span text:style-name="T2">.&gt; </text:span><text:span text:style-name="T2">bar </text:span><text:span text:style-name="T2">= </text:span><text:span text:style-name="T2">Cat </text:span><text:span text:style-name="T2">foo</text:span></text:p>
            <text:p text:style-name="P4"><text:span text:style-name="T2">.&gt; </text:span><text:span text:style-name="T2">$bar</text:span></text:p>
            <text:p text:style-name="P4"><text:span text:style-name="T2">…</text:span></text:p>
            <text:p text:style-name="P4"><text:span text:style-name="T2"/></text:p>
          </draw:text-box>
        </draw:frame>
        <draw:line draw:style-name="gr9" draw:text-style-name="P3" draw:layer="layout" svg:x1="0.754cm" svg:y1="8.239cm" svg:x2="5.834cm" svg:y2="8.239cm">
          <text:p/>
        </draw:line>
        <draw:line draw:style-name="gr9" draw:text-style-name="P3" draw:layer="layout" svg:x1="3.167cm" svg:y1="7.35cm" svg:x2="3.159cm" svg:y2="10.271cm">
          <text:p/>
        </draw:line>
        <draw:frame draw:style-name="gr10" draw:text-style-name="P7" draw:layer="layout" svg:width="2.225cm" svg:height="0.954cm" svg:x="0.902cm" svg:y="7.35cm">
          <draw:text-box>
            <text:p text:style-name="P6"><text:span text:style-name="T3">Name</text:span></text:p>
          </draw:text-box>
        </draw:frame>
        <draw:frame draw:style-name="gr10" draw:text-style-name="P7" draw:layer="layout" svg:width="2.051cm" svg:height="0.954cm" svg:x="3.413cm" svg:y="7.35cm">
          <draw:text-box>
            <text:p text:style-name="P6"><text:span text:style-name="T3">Hash</text:span></text:p>
          </draw:text-box>
        </draw:frame>
        <draw:frame draw:style-name="gr10" draw:text-style-name="P2" draw:layer="layout" svg:width="1.383cm" svg:height="0.954cm" svg:x="1.262cm" svg:y="8.301cm">
          <draw:text-box>
            <text:p>foo</text:p>
          </draw:text-box>
        </draw:frame>
        <draw:frame draw:style-name="gr10" draw:text-style-name="P2" draw:layer="layout" svg:width="2.754cm" svg:height="0.954cm" svg:x="3.167cm" svg:y="8.301cm">
          <draw:text-box>
            <text:p text:style-name="P8">a64e3fc</text:p>
          </draw:text-box>
        </draw:frame>
        <draw:line draw:style-name="gr4" draw:text-style-name="P3" draw:layer="layout" svg:x1="0.754cm" svg:y1="9.255cm" svg:x2="5.834cm" svg:y2="9.255cm">
          <text:p/>
        </draw:line>
        <draw:custom-shape draw:style-name="gr11" draw:text-style-name="P3" draw:layer="layout" svg:width="5.08cm" svg:height="1.143cm" svg:x="9.255cm" svg:y="3.667cm">
          <text:p text:style-name="P8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14.303cm" svg:y1="1.762cm" svg:x2="17.478cm" svg:y2="3.667cm">
          <text:p/>
        </draw:line>
        <draw:path draw:style-name="gr4" draw:text-style-name="P3" draw:layer="layout" svg:width="2.597cm" svg:height="2.718cm" draw:transform="rotate (1.01211643323151) translate (4.52399999782021cm 2.26999999863739cm)" svg:viewBox="0 0 2598 2719" svg:d="M0 0c1198 0 2598 2719 2598 2719">
          <text:p/>
        </draw:path>
        <draw:line draw:style-name="gr12" draw:text-style-name="P3" draw:layer="layout" svg:x1="8.461cm" svg:y1="1.508cm" svg:x2="8.588cm" svg:y2="1.508cm">
          <text:p/>
        </draw:line>
        <draw:line draw:style-name="gr12" draw:text-style-name="P3" draw:layer="layout" svg:x1="17.383cm" svg:y1="4.048cm" svg:x2="14.462cm" svg:y2="4.175cm">
          <text:p/>
        </draw:line>
        <draw:custom-shape draw:style-name="gr6" draw:text-style-name="P3" xml:id="id1" draw:id="id1" draw:layer="layout" svg:width="1.524cm" svg:height="1.397cm" svg:x="17.5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37cm" svg:y="6.186cm">
          <draw:text-box>
            <text:p>W<text:span text:style-name="T1">2</text:span></text:p>
          </draw:text-box>
        </draw:frame>
        <draw:custom-shape draw:style-name="gr11" draw:text-style-name="P3" draw:layer="layout" svg:width="5.08cm" svg:height="1.143cm" svg:x="9.255cm" svg:y="6.207cm">
          <text:p text:style-name="P8">bf4c2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1.416cm" svg:height="0.954cm" svg:x="1.254cm" svg:y="9.317cm">
          <draw:text-box>
            <text:p>bar</text:p>
          </draw:text-box>
        </draw:frame>
        <draw:frame draw:style-name="gr10" draw:text-style-name="P2" draw:layer="layout" svg:width="2.754cm" svg:height="0.954cm" svg:x="3.159cm" svg:y="9.317cm">
          <draw:text-box>
            <text:p text:style-name="P8">bf4c21d</text:p>
          </draw:text-box>
        </draw:frame>
        <draw:line draw:style-name="gr12" draw:text-style-name="P3" draw:layer="layout" svg:x1="14.462cm" svg:y1="4.81cm" svg:x2="17.51cm" svg:y2="6.08cm">
          <text:p/>
        </draw:line>
        <draw:line draw:style-name="gr12" draw:text-style-name="P3" draw:layer="layout" svg:x1="17.383cm" svg:y1="6.715cm" svg:x2="14.462cm" svg:y2="6.715cm">
          <text:p/>
        </draw:line>
        <draw:line draw:style-name="gr12" draw:text-style-name="P3" draw:layer="layout" svg:x1="17.384cm" svg:y1="6.715cm" svg:x2="14.463cm" svg:y2="6.715cm">
          <text:p/>
        </draw:line>
        <draw:line draw:style-name="gr12" draw:text-style-name="P3" draw:layer="layout" svg:x1="9.128cm" svg:y1="6.715cm" svg:x2="6.715cm" svg:y2="5.953cm">
          <text:p/>
        </draw:line>
        <draw:connector draw:style-name="gr4" draw:text-style-name="P3" draw:layer="layout" draw:type="curve" svg:x1="14.346cm" svg:y1="1.412cm" svg:x2="19.034cm" svg:y2="6.652cm" draw:end-shape="id1" draw:end-glue-point="10" svg:d="M14346 1412c7804 0 5460 5240 4688 5240" svg:viewBox="0 0 5625 5241">
          <text:p/>
        </draw:connector>
        <draw:line draw:style-name="gr12" draw:text-style-name="P3" draw:layer="layout" svg:x1="19.161cm" svg:y1="6.588cm" svg:x2="19.034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4T17:04:34.903717039</dc:date>
    <meta:editing-duration>PT2H9M7S</meta:editing-duration>
    <meta:editing-cycles>17</meta:editing-cycles>
    <meta:generator>LibreOffice/5.3.0.3$Linux_X86_64 LibreOffice_project/30m0$Build-3</meta:generator>
    <meta:document-statistic meta:object-count="38"/>
  </office:meta>
</office:document-meta>
</file>